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5.89491666666667cm"/>
    </style:style>
    <style:style style:name="co4" style:family="table-column">
      <style:table-column-properties fo:break-before="auto" style:column-width="3.79941666666667cm"/>
    </style:style>
    <style:style style:name="ro1" style:family="table-row">
      <style:table-row-properties style:row-height="12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3537" table:style-name="ce1">
            <text:p>3537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CC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nœuds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s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édu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2" table:style-name="Default_1"/>
          <table:table-cell table:number-columns-repeated="16382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4" table:formula="of:=[.B2]-[.B1]+2*[.B3]" table:style-name="ce1">
            <text:p>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Halstead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n(t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(t)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(d)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(d)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ueur du programme</text:p>
          </table:table-cell>
          <table:table-cell office:value-type="float" office:value="24" table:formula="of:=SUM([.B2];[.B4])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cabulaire du programme</text:p>
          </table:table-cell>
          <table:table-cell office:value-type="float" office:value="17" table:formula="of:=SUM([.B1];[.B3])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ume</text:p>
          </table:table-cell>
          <table:table-cell office:value-type="float" office:value="98.099108190008167" table:formula="of:=[.B5] * LOG([.B6];2)" table:style-name="ce2">
            <text:p>98,0991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iculté</text:p>
          </table:table-cell>
          <table:table-cell office:value-type="float" office:value="5.625" table:formula="of:=([.B1] / 2) * ([.B4] / [.B3])" table:style-name="ce2">
            <text:p>5,6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ort</text:p>
          </table:table-cell>
          <table:table-cell office:value-type="float" office:value="551.80748356879599" table:formula="of:=[.B8] * [.B7]" table:style-name="ce2">
            <text:p>551,8074836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Default_1"/>
          <table:table-cell table:number-columns-repeated="16382"/>
        </table:table-row>
        <table:table-row table:style-name="ro1">
          <table:table-cell office:value-type="string" table:style-name="ce3">
            <text:p>Opérateurs</text:p>
          </table:table-cell>
          <table:table-cell office:value-type="string" table:style-name="ce3">
            <text:p>Opéran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érations relationnelles</text:p>
          </table:table-cell>
          <table:table-cell office:value-type="string" table:style-name="ce1">
            <text:p>Déclarations Variab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érations arithmétiques</text:p>
          </table:table-cell>
          <table:table-cell office:value-type="string" table:style-name="ce1">
            <text:p>Affect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ectations</text:p>
          </table:table-cell>
          <table:table-cell office:value-type="string" table:style-name="ce1">
            <text:p>Appels de fonc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rémentations / décrémentations</text:p>
          </table:table-cell>
          <table:table-cell table:style-name="Default_1"/>
          <table:table-cell table:number-columns-repeated="16382"/>
        </table:table-row>
        <table:table-row table:style-name="ro1">
          <table:table-cell office:value-type="string" table:style-name="ce1">
            <text:p>if</text:p>
          </table:table-cell>
          <table:table-cell table:style-name="Default_1"/>
          <table:table-cell table:number-columns-repeated="16382"/>
        </table:table-row>
        <table:table-row table:style-name="ro1">
          <table:table-cell office:value-type="string" table:style-name="ce1">
            <text:p>while</text:p>
          </table:table-cell>
          <table:table-cell table:style-name="Default_1"/>
          <table:table-cell table:number-columns-repeated="16382"/>
        </table:table-row>
        <table:table-row table:style-name="ro1">
          <table:table-cell office:value-type="string" table:style-name="ce1">
            <text:p>Déclarations de fonctions</text:p>
          </table:table-cell>
          <table:table-cell table:style-name="Default_1"/>
          <table:table-cell table:number-columns-repeated="16382"/>
        </table:table-row>
        <table:table-row table:style-name="ro1">
          <table:table-cell office:value-type="string" table:style-name="ce1">
            <text:p>return</text:p>
          </table:table-cell>
          <table:table-cell table:style-name="Default_1"/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table table:name="UFC" table:style-name="ta2">
        <table:table-column table:style-name="co2" table:number-columns-repeated="16384" table:default-cell-style-name="ce1"/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Estelle Grimaud</dc:creator>
    <meta:creation-date>2025-10-16T13:38:18Z</meta:creation-date>
    <dc:date>2025-10-24T12:26:20Z</dc:date>
    <meta:editing-cycles>3</meta:editing-cycles>
    <meta:editing-duration>PT2661S</meta:editing-duration>
  </office:meta>
</office:document-meta>
</file>